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questCon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Contex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Contex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Context.PortletRequestContext( Action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Contex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Contex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